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BEC000006668A73A87807AE0DE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99284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552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049cm" svg:x="0.047cm" svg:y="1.507cm">
          <draw:image xlink:href="Pictures/1000020100000BEC000006668A73A87807AE0DE4.png" xlink:type="simple" xlink:show="embed" xlink:actuate="onLoad">
            <text:p/>
          </draw:image>
        </draw:frame>
        <draw:line draw:style-name="gr2" draw:text-style-name="P1" draw:layer="layout" svg:x1="6.5cm" svg:y1="1.1cm" svg:x2="4.4cm" svg:y2="3.5cm">
          <text:p/>
        </draw:line>
        <draw:frame draw:style-name="gr3" draw:text-style-name="P2" draw:layer="layout" svg:width="7.8cm" svg:height="0.806cm" svg:x="6.3cm" svg:y="0.4cm">
          <draw:text-box>
            <text:p><text:span text:style-name="T1">Anzeigefeld der Publikationen</text:span></text:p>
          </draw:text-box>
        </draw:frame>
        <draw:line draw:style-name="gr2" draw:text-style-name="P1" draw:layer="layout" svg:x1="1.7cm" svg:y1="10.2cm" svg:x2="0.9cm" svg:y2="7.8cm">
          <text:p/>
        </draw:line>
        <draw:frame draw:style-name="gr4" draw:text-style-name="P2" draw:layer="layout" svg:width="3.5cm" svg:height="1.2cm" svg:x="0.2cm" svg:y="10.1cm">
          <draw:text-box>
            <text:p><text:span text:style-name="T1">Autorenfilter</text:span></text:p>
          </draw:text-box>
        </draw:frame>
        <draw:line draw:style-name="gr2" draw:text-style-name="P1" draw:layer="layout" svg:x1="11.9cm" svg:y1="9.9cm" svg:x2="12.6cm" svg:y2="7.5cm">
          <text:p/>
        </draw:line>
        <draw:frame draw:style-name="gr3" draw:text-style-name="P2" draw:layer="layout" svg:width="7.8cm" svg:height="0.806cm" svg:x="6.4cm" svg:y="10cm">
          <draw:text-box>
            <text:p><text:span text:style-name="T1">Detailansicht der Publikation</text:span></text:p>
          </draw:text-box>
        </draw:frame>
        <draw:line draw:style-name="gr2" draw:text-style-name="P1" draw:layer="layout" svg:x1="1.6cm" svg:y1="1.2cm" svg:x2="0.8cm" svg:y2="2.6cm">
          <text:p/>
        </draw:line>
        <draw:frame draw:style-name="gr3" draw:text-style-name="P2" draw:layer="layout" svg:width="4.9cm" svg:height="0.806cm" svg:x="0.5cm" svg:y="0.5cm">
          <draw:text-box>
            <text:p><text:span text:style-name="T1">Suchfe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15T07:21:53.556895000</dc:date>
    <meta:editing-duration>PT10M6S</meta:editing-duration>
    <meta:editing-cycles>5</meta:editing-cycles>
    <meta:generator>LibreOffice/5.4.3.2$MacOSX_X86_64 LibreOffice_project/92a7159f7e4af62137622921e809f8546db437e5</meta:generator>
    <meta:document-statistic meta:object-count="9"/>
  </office:meta>
</office:document-meta>
</file>